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3" style:family="table">
      <style:table-properties style:width="17.013cm" fo:margin-left="0cm" table:align="left"/>
    </style:style>
    <style:style style:name="Tableau3.A" style:family="table-column">
      <style:table-column-properties style:column-width="6.694cm"/>
    </style:style>
    <style:style style:name="Tableau3.B" style:family="table-column">
      <style:table-column-properties style:column-width="10.319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paragraph-rsid="0022a6fb"/>
    </style:style>
    <style:style style:name="P2" style:family="paragraph" style:parent-style-name="Header">
      <style:text-properties fo:font-size="6pt" officeooo:paragraph-rsid="001dce04" style:font-size-asian="5.25pt" style:font-size-complex="6pt"/>
    </style:style>
    <style:style style:name="P3" style:family="paragraph" style:parent-style-name="Header">
      <style:text-properties officeooo:rsid="00251762" officeooo:paragraph-rsid="00251762"/>
    </style:style>
    <style:style style:name="P4" style:family="paragraph" style:parent-style-name="Header">
      <style:text-properties officeooo:rsid="00254f71" officeooo:paragraph-rsid="00254f71"/>
    </style:style>
    <style:style style:name="P5" style:family="paragraph" style:parent-style-name="Standard">
      <style:text-properties officeooo:paragraph-rsid="000e99e2"/>
    </style:style>
    <style:style style:name="P6" style:family="paragraph" style:parent-style-name="Standard">
      <style:text-properties officeooo:paragraph-rsid="001271c3"/>
    </style:style>
    <style:style style:name="P7" style:family="paragraph" style:parent-style-name="Standard">
      <style:text-properties officeooo:rsid="00251762" officeooo:paragraph-rsid="00251762"/>
    </style:style>
    <style:style style:name="P8" style:family="paragraph" style:parent-style-name="Standard">
      <style:paragraph-properties fo:text-align="center" style:justify-single-word="false"/>
      <style:text-properties officeooo:rsid="00251762" officeooo:paragraph-rsid="00251762"/>
    </style:style>
    <style:style style:name="P9" style:family="paragraph" style:parent-style-name="Standard">
      <style:text-properties officeooo:rsid="002b0e77" officeooo:paragraph-rsid="002b0e77"/>
    </style:style>
    <style:style style:name="P10" style:family="paragraph" style:parent-style-name="Standard">
      <style:text-properties officeooo:rsid="002b0e77" officeooo:paragraph-rsid="002ea554"/>
    </style:style>
    <style:style style:name="P11" style:family="paragraph" style:parent-style-name="Standard">
      <style:text-properties officeooo:rsid="002b0e77" officeooo:paragraph-rsid="002efe8a"/>
    </style:style>
    <style:style style:name="P12" style:family="paragraph" style:parent-style-name="Standard">
      <style:text-properties officeooo:rsid="002b0e77" officeooo:paragraph-rsid="0036c1b8"/>
    </style:style>
    <style:style style:name="P13" style:family="paragraph" style:parent-style-name="Standard">
      <style:text-properties officeooo:rsid="0031a3d8" officeooo:paragraph-rsid="0031a3d8"/>
    </style:style>
    <style:style style:name="P14" style:family="paragraph" style:parent-style-name="Standard">
      <style:paragraph-properties style:shadow="none">
        <style:tab-stops/>
      </style:paragraph-properties>
      <style:text-properties officeooo:paragraph-rsid="000e99e2"/>
    </style:style>
    <style:style style:name="P15" style:family="paragraph" style:parent-style-name="Standard">
      <style:paragraph-properties style:shadow="none">
        <style:tab-stops/>
      </style:paragraph-properties>
      <style:text-properties officeooo:paragraph-rsid="0018b773"/>
    </style:style>
    <style:style style:name="P16" style:family="paragraph" style:parent-style-name="Table_20_Contents">
      <style:text-properties officeooo:paragraph-rsid="0018b773"/>
    </style:style>
    <style:style style:name="P17" style:family="paragraph" style:parent-style-name="Table_20_Contents">
      <style:text-properties officeooo:paragraph-rsid="00199df3"/>
    </style:style>
    <style:style style:name="P18" style:family="paragraph" style:parent-style-name="Table_20_Contents">
      <style:text-properties officeooo:rsid="00148e5f" officeooo:paragraph-rsid="0018b773"/>
    </style:style>
    <style:style style:name="P19" style:family="paragraph" style:parent-style-name="Table_20_Contents">
      <style:text-properties officeooo:rsid="00159ade" officeooo:paragraph-rsid="00199df3"/>
    </style:style>
    <style:style style:name="P20" style:family="paragraph" style:parent-style-name="Table_20_Contents">
      <style:text-properties officeooo:rsid="00159ade" officeooo:paragraph-rsid="00251762"/>
    </style:style>
    <style:style style:name="P21" style:family="paragraph" style:parent-style-name="Table_20_Contents">
      <style:text-properties officeooo:rsid="00251762" officeooo:paragraph-rsid="00251762"/>
    </style:style>
    <style:style style:name="P22" style:family="paragraph" style:parent-style-name="Table_20_Contents">
      <style:text-properties officeooo:rsid="00251762" officeooo:paragraph-rsid="00254f71"/>
    </style:style>
    <style:style style:name="P23" style:family="paragraph" style:parent-style-name="Table_20_Contents">
      <style:text-properties officeooo:rsid="00254f71" officeooo:paragraph-rsid="00254f71"/>
    </style:style>
    <style:style style:name="P24" style:family="paragraph" style:parent-style-name="Table_20_Contents">
      <style:text-properties officeooo:rsid="0031ec3d" officeooo:paragraph-rsid="0035ba20"/>
    </style:style>
    <style:style style:name="P25" style:family="paragraph" style:parent-style-name="Table_20_Contents">
      <style:text-properties officeooo:paragraph-rsid="0035ba20"/>
    </style:style>
    <style:style style:name="P26" style:family="paragraph" style:parent-style-name="Table_20_Contents">
      <style:paragraph-properties fo:text-align="center" style:justify-single-word="false"/>
      <style:text-properties officeooo:rsid="00383ac6" officeooo:paragraph-rsid="00383ac6"/>
    </style:style>
    <style:style style:name="P27" style:family="paragraph" style:parent-style-name="Table_20_Contents">
      <style:paragraph-properties fo:text-align="center" style:justify-single-word="false"/>
    </style:style>
    <style:style style:name="P28" style:family="paragraph" style:parent-style-name="Standard" style:master-page-name="Standard">
      <style:paragraph-properties style:page-number="auto" style:shadow="none">
        <style:tab-stops/>
      </style:paragraph-properties>
      <style:text-properties officeooo:paragraph-rsid="000e99e2"/>
    </style:style>
    <style:style style:name="P29" style:family="paragraph" style:parent-style-name="Standard">
      <style:text-properties officeooo:rsid="003ad6b8" officeooo:paragraph-rsid="003ad6b8"/>
    </style:style>
    <style:style style:name="P30" style:family="paragraph" style:parent-style-name="Standard">
      <style:text-properties officeooo:rsid="0031a3d8" officeooo:paragraph-rsid="0031a3d8"/>
    </style:style>
    <style:style style:name="P31" style:family="paragraph" style:parent-style-name="Standard">
      <style:text-properties officeooo:paragraph-rsid="003cb450"/>
    </style:style>
    <style:style style:name="P32" style:family="paragraph" style:parent-style-name="Standard">
      <style:text-properties fo:font-weight="bold" officeooo:paragraph-rsid="003cb450" style:font-weight-asian="bold" style:font-weight-complex="bold"/>
    </style:style>
    <style:style style:name="P33" style:family="paragraph" style:parent-style-name="Standard">
      <style:text-properties officeooo:rsid="002b0e77" officeooo:paragraph-rsid="003eb679"/>
    </style:style>
    <style:style style:name="P34" style:family="paragraph" style:parent-style-name="Standard">
      <style:text-properties officeooo:paragraph-rsid="003eb679"/>
    </style:style>
    <style:style style:name="P35" style:family="paragraph" style:parent-style-name="Standard">
      <style:text-properties officeooo:rsid="00159ade" officeooo:paragraph-rsid="001271c3"/>
    </style:style>
    <style:style style:name="P36" style:family="paragraph" style:parent-style-name="Text_20_body">
      <style:text-properties officeooo:paragraph-rsid="003cb450"/>
    </style:style>
    <style:style style:name="P37" style:family="paragraph" style:parent-style-name="Text_20_body">
      <style:text-properties officeooo:rsid="003e3919" officeooo:paragraph-rsid="003e3919"/>
    </style:style>
    <style:style style:name="P38" style:family="paragraph" style:parent-style-name="Heading_20_1">
      <style:text-properties officeooo:paragraph-rsid="003ad6b8"/>
    </style:style>
    <style:style style:name="T1" style:family="text">
      <style:text-properties style:font-name="Arial1" fo:font-size="10pt" officeooo:rsid="00d2f3b4" style:font-size-asian="10pt" style:font-size-complex="10pt"/>
    </style:style>
    <style:style style:name="T2" style:family="text">
      <style:text-properties style:font-name="Arial1" fo:font-size="10pt" officeooo:rsid="00daa6d0" style:font-size-asian="10pt" style:font-size-complex="10pt"/>
    </style:style>
    <style:style style:name="T3" style:family="text">
      <style:text-properties fo:font-size="10pt" officeooo:rsid="00d936c0" style:font-size-asian="10pt" style:font-size-complex="10pt"/>
    </style:style>
    <style:style style:name="T4" style:family="text">
      <style:text-properties fo:font-weight="bold" style:font-weight-asian="bold" style:font-weight-complex="bold"/>
    </style:style>
    <style:style style:name="T5" style:family="text">
      <style:text-properties fo:font-weight="bold" officeooo:rsid="0013cddc" style:font-weight-asian="bold" style:font-weight-complex="bold"/>
    </style:style>
    <style:style style:name="T6" style:family="text">
      <style:text-properties fo:font-weight="bold" officeooo:rsid="00148e5f" style:font-weight-asian="bold" style:font-weight-complex="bold"/>
    </style:style>
    <style:style style:name="T7" style:family="text">
      <style:text-properties fo:font-weight="bold" officeooo:rsid="002cddb3" style:font-weight-asian="bold" style:font-weight-complex="bold"/>
    </style:style>
    <style:style style:name="T8" style:family="text">
      <style:text-properties fo:font-weight="bold" officeooo:rsid="002b0e77" style:font-weight-asian="bold" style:font-weight-complex="bold"/>
    </style:style>
    <style:style style:name="T9" style:family="text">
      <style:text-properties officeooo:rsid="0013cddc"/>
    </style:style>
    <style:style style:name="T10" style:family="text">
      <style:text-properties officeooo:rsid="00148e5f"/>
    </style:style>
    <style:style style:name="T11" style:family="text">
      <style:text-properties officeooo:rsid="0035ba20"/>
    </style:style>
    <style:style style:name="T12" style:family="text">
      <style:text-properties officeooo:rsid="003ad6b8"/>
    </style:style>
    <style:style style:name="T13" style:family="text">
      <style:text-properties officeooo:rsid="002b0e77"/>
    </style:style>
    <style:style style:name="T14" style:family="text">
      <style:text-properties officeooo:rsid="003eb679"/>
    </style:style>
    <style:style style:name="T15" style:family="text">
      <style:text-properties officeooo:rsid="00417105"/>
    </style:style>
    <style:style style:name="fr1" style:family="graphic" style:parent-style-name="Frame">
      <style:graphic-properties fo:margin-left="0cm" fo:margin-right="0cm" fo:margin-top="0cm" fo:margin-bottom="0cm" style:vertical-pos="top" style:vertical-rel="baseline" style:horizontal-pos="center" style:horizontal-rel="paragraph" draw:fill-image-width="0cm" draw:fill-image-height="0cm" fo:padding="0cm"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rainer]" text:name="py3o.o.trainer_id.name"/>
        <text:user-field-decl office:value-type="string" office:string-value="[customer_name]" text:name="py3o.o.partner_id.name"/>
        <text:user-field-decl office:value-type="string" office:string-value="[duration]" text:name="py3o.o.duration"/>
        <text:user-field-decl office:value-type="string" office:string-value="[quotation]" text:name="py3o.o.quotation_id"/>
        <text:user-field-decl office:value-type="string" office:string-value="[content]" text:name="py3o.o.content"/>
        <text:user-field-decl office:value-type="string" office:string-value="[quotation]" text:name="py3o.o.quotation_id.name"/>
        <text:user-field-decl office:value-type="string" office:string-value="[agreement]" text:name="py3o.o.company_id.training_agreement"/>
        <text:user-field-decl office:value-type="string" office:string-value="[siren]" text:name="py3o.o.company_id.siren"/>
        <text:user-field-decl office:value-type="string" office:string-value="[training_name]" text:name="py3o.o.name"/>
        <text:user-field-decl office:value-type="string" office:string-value="[place]" text:name="py3o.o.training_place_cpt_id"/>
        <text:user-field-decl office:value-type="string" office:string-value="[hours]" text:name="py3o.o.hour_number"/>
        <text:user-field-decl office:value-type="string" office:string-value="[auditor_number]" text:name="py3o.o.auditor_number"/>
        <text:user-field-decl office:value-type="string" office:string-value="[auditor_name]" text:name="py3o.aud.name"/>
        <text:user-field-decl office:value-type="string" office:string-value="[amount_untaxed]" text:name="py3o.o.quotation_id.amount_untaxed"/>
        <text:user-field-decl office:value-type="string" office:string-value="[amount_total]" text:name="py3o.o.quotation_id.amount_total"/>
        <text:user-field-decl office:value-type="string" office:string-value="[amount_tax]" text:name="py3o.o.quotation_id.amount_tax"/>
        <text:user-field-decl office:value-type="string" office:string-value="[function]" text:name="py3o.o.function"/>
        <text:user-field-decl office:value-type="string" office:string-value="[function]" text:name="py3o.aud.function"/>
      </text:user-field-decls>
      <text:p text:style-name="P28"><text:a xlink:type="simple" xlink:href="py3o://for=%22obj%20in%20objects%22" text:style-name="Internet_20_link" text:visited-style-name="Visited_20_Internet_20_Link"><text:span text:style-name="T1">for="obj in objects"</text:span></text:a></text:p>
      <text:p text:style-name="P14"><text:a xlink:type="simple" xlink:href="py3o://with=%22lang=obj.partner_id.lang%20or%20'en_US'%22" text:style-name="Internet_20_link" text:visited-style-name="Visited_20_Internet_20_Link"><text:span text:style-name="T1">with="lang=obj.partner_id.lang or 'en_US'"</text:span></text:a></text:p>
      <text:p text:style-name="P5"><text:a xlink:type="simple" xlink:href="py3o://with=%22o=obj.with_context(lang=lang)%22" text:style-name="Internet_20_link" text:visited-style-name="Visited_20_Internet_20_Link"><text:span text:style-name="T3">with="o=obj.with_context(lang=lang)"</text:span></text:a></text:p>
      <text:p text:style-name="P15"><text:a xlink:type="simple" xlink:href="py3o://function=%22setLang(lang)%22" text:style-name="Internet_20_link" text:visited-style-name="Visited_20_Internet_20_Link"><text:span text:style-name="T2">function="setLang(lang)"</text:span></text:a></text:p>
      <text:p text:style-name="Title">Convention de formation professionnelle</text:p>
      <text:p text:style-name="P8">(Article L. 6353-2 et R. 6353-1 du code du travail)</text:p>
      <text:p text:style-name="P7"/>
      <table:table table:name="Tableau2" table:style-name="Tableau2">
        <table:table-column table:style-name="Tableau2.A"/>
        <table:table-column table:style-name="Tableau2.B"/>
        <table:table-row>
          <table:table-cell office:value-type="string">
            <text:p text:style-name="P21">Entre</text:p>
            <text:p text:style-name="P23"><text:text-input text:description="py3o://function=&quot;format_multiline_value(o.company_id.partner_id._display_full_address())&quot;">[company_address]</text:text-input></text:p>
            <text:p text:style-name="P3"/>
            <text:p text:style-name="P4">SIREN : <text:user-field-get text:name="py3o.o.company_id.siren">[siren]</text:user-field-get></text:p>
            <text:p text:style-name="P4">N° Agrément : <text:user-field-get text:name="py3o.o.company_id.training_agreement">[agreement]</text:user-field-get></text:p>
            <text:p text:style-name="P3"/>
          </table:table-cell>
          <table:table-cell office:value-type="string">
            <text:p text:style-name="P21">Et <text:span text:style-name="T15">le bénéficiaire : </text:span></text:p>
            <text:p text:style-name="P20"><text:text-input text:description="py3o://function=&quot;format_multiline_value(o.partner_id._display_full_address())&quot;">[customer]</text:text-input></text:p>
            <text:p text:style-name="P21">Représenté par : </text:p>
          </table:table-cell>
        </table:table-row>
      </table:table>
      <text:p text:style-name="P7"/>
      <text:p text:style-name="P7"/>
      <text:h text:style-name="Heading_20_1" text:outline-level="1">1. Objet, nature et durée de la formation</text:h>
      <text:p text:style-name="P9">Le bénéficiaire entend faire participer une partie de son personnel à l’action de formation suivante organisée par l’organisme de formation.</text:p>
      <text:p text:style-name="P9">Sujet : <text:span text:style-name="T4"><text:user-field-get text:name="py3o.o.name">[training_name]</text:user-field-get></text:span></text:p>
      <text:p text:style-name="P34"><text:span text:style-name="T13">Type d’action de formation (au sens de l’article L6313-1 du code du travail) : </text:span></text:p>
      <text:p text:style-name="P34"><text:tab/>actions d'adaptation et de développement des compétences des salariés</text:p>
      <text:p text:style-name="P10">Durée : <text:span text:style-name="T4"><text:user-field-get text:name="py3o.o.hour_number">[hours]</text:user-field-get></text:span> heures</text:p>
      <text:p text:style-name="P11">Effectifs formés : <text:span text:style-name="T4"><text:user-field-get text:name="py3o.o.auditor_number">[auditor_number]</text:user-field-get></text:span> </text:p>
      <text:p text:style-name="P9">Dates :</text:p>
      <text:p text:style-name="P9">- Début : <text:span text:style-name="T5"><text:text-input text:description="py3o://function=&quot;formatLang(o.from_date, date=True)&quot;">[from_date]</text:text-input></text:span><text:span text:style-name="T9"> </text:span>au matin</text:p>
      <text:p text:style-name="P9">- Fin : <text:s/><text:span text:style-name="T6"><text:text-input text:description="py3o://function=&quot;formatLang(o.to_date, date=True)&quot;">[to_date]</text:text-input></text:span><text:span text:style-name="T10"> </text:span>après-midi</text:p>
      <text:p text:style-name="P33">Lieu de la formation : </text:p>
      <text:p text:style-name="P33"><text:span text:style-name="T7"><text:text-input text:description="py3o://function=&quot;format_multiline_value(o.training_place_cpt_id._display_full_address())&quot;">[place_address]</text:text-input></text:span></text:p>
      <text:p text:style-name="P7"/>
      <text:h text:style-name="P38" text:outline-level="1"><text:span text:style-name="T12">2. Programme de formation</text:span></text:h>
      <text:p text:style-name="Text_20_body"/>
      <text:p text:style-name="Text_20_body">Prérequis :</text:p>
      <text:p text:style-name="P37">- <text:span text:style-name="T14">Savoir utiliser un navigateur internet</text:span></text:p>
      <text:p text:style-name="Text_20_body"/>
      <text:p text:style-name="Text_20_body">Objectifs pédagogiques</text:p>
      <text:p text:style-name="P37">- <text:span text:style-name="T14">Formation à l’ERP Odoo</text:span></text:p>
      <text:p text:style-name="Text_20_body"><text:soft-page-break/></text:p>
      <text:p text:style-name="P31"/>
      <text:p text:style-name="P36">Progression pédagogique</text:p>
      <text:p text:style-name="P32"><text:user-field-get text:name="py3o.o.content">[content]</text:user-field-get></text:p>
      <text:h text:style-name="P38" text:outline-level="1">3. Engagement de participation à l’action de formation</text:h>
      <text:p text:style-name="P13">Le bénéficiaire s’engage à assurer la présence d’un (des) stagiaires(s) aux dates et lieux prévus ci-dessus.</text:p>
      <text:p text:style-name="P13"/>
      <text:p text:style-name="P13">Liste des stagiaires :</text:p>
      <table:table table:name="Tableau3" table:style-name="Tableau3">
        <table:table-column table:style-name="Tableau3.A"/>
        <table:table-column table:style-name="Tableau3.B"/>
        <table:table-row>
          <table:table-cell table:style-name="Tableau3.A1" office:value-type="string">
            <text:p text:style-name="P26">Nom</text:p>
          </table:table-cell>
          <table:table-cell table:style-name="Tableau3.B1" office:value-type="string">
            <text:p text:style-name="P26">Fonction</text:p>
          </table:table-cell>
        </table:table-row>
        <table:table-row>
          <table:table-cell table:style-name="Tableau3.A2" office:value-type="string">
            <text:p text:style-name="P25"><text:a xlink:type="simple" xlink:href="py3o://for=%22aud%20in%20o.auditor_ids%22" text:style-name="Internet_20_link" text:visited-style-name="Visited_20_Internet_20_Link"><text:span text:style-name="T11">for="aud in o.auditor_ids"</text:span></text:a></text:p>
          </table:table-cell>
          <table:table-cell table:style-name="Tableau3.B2" office:value-type="string">
            <text:p text:style-name="Table_20_Contents"/>
          </table:table-cell>
        </table:table-row>
        <table:table-row>
          <table:table-cell table:style-name="Tableau3.A2" office:value-type="string">
            <text:p text:style-name="P12"><text:span text:style-name="T4"><text:user-field-get text:name="py3o.aud.name">[auditor_name]</text:user-field-get></text:span> </text:p>
          </table:table-cell>
          <table:table-cell table:style-name="Tableau3.B2" office:value-type="string">
            <text:p text:style-name="P33"><text:span text:style-name="T4"><text:user-field-get text:name="py3o.aud.function">[function]</text:user-field-get></text:span></text:p>
          </table:table-cell>
        </table:table-row>
        <table:table-row>
          <table:table-cell table:style-name="Tableau3.A2" office:value-type="string">
            <text:p text:style-name="P24"><text:a xlink:type="simple" xlink:href="py3o:///for" text:style-name="Internet_20_link" text:visited-style-name="Visited_20_Internet_20_Link">/for</text:a></text:p>
          </table:table-cell>
          <table:table-cell table:style-name="Tableau3.B2" office:value-type="string">
            <text:p text:style-name="Table_20_Contents"/>
          </table:table-cell>
        </table:table-row>
      </table:table>
      <text:p text:style-name="P13"/>
      <text:h text:style-name="Heading_20_1" text:outline-level="1">4. Prix de la formation</text:h>
      <text:p text:style-name="P29">En contrepartie de cette action de formation, le bénéficiaire s’acquittera des coûts suivants :</text:p>
      <text:p text:style-name="P29">Coût total HT : <text:span text:style-name="T4"><text:user-field-get text:name="py3o.o.quotation_id.amount_untaxed">[amount_untaxed]</text:user-field-get></text:span> Euros</text:p>
      <text:p text:style-name="P29">TVA 20% : <text:user-field-get text:name="py3o.o.quotation_id.amount_tax">[amount_tax]</text:user-field-get> Euros</text:p>
      <text:p text:style-name="P29">TOTAL TTC : <text:user-field-get text:name="py3o.o.quotation_id.amount_total">[amount_total]</text:user-field-get> Euros</text:p>
      <text:p text:style-name="P29"/>
      <text:p text:style-name="P29">Cette somme couvre l’intégralité des frais engagés par l’organisme de formation pour cette session.</text:p>
      <text:h text:style-name="Heading_20_1" text:outline-level="1">5. Modalités de règlement</text:h>
      <text:p text:style-name="P29">Le paiement sera dû à réception de la facture selon les modalités prévues aux conditions générales de vente.</text:p>
      <text:p text:style-name="P29"/>
      <text:p text:style-name="P29">Non réalisation de la prestation de formation</text:p>
      <text:p text:style-name="P29">En application de l’article L6354-1 du Code du travail, il est convenu entre les signataires de la présente convention, que faute de résiliation totale ou partielle de la prestation de formation, l’organisme prestataire doit rembourser au cocontratant les sommes indûment perçues de ce fait.</text:p>
      <text:p text:style-name="P13"/>
      <text:h text:style-name="Heading_20_1" text:outline-level="1">6. Moyens pédagogiques et techniques mis en œuvre</text:h>
      <text:p text:style-name="P29">- </text:p>
      <text:h text:style-name="Heading_20_1" text:outline-level="1">7. Moyens permettant d’apprécier les résultats de l’action de formation</text:h>
      <text:p text:style-name="P29">- </text:p>
      <text:h text:style-name="Heading_20_1" text:outline-level="1"><text:soft-page-break/>8. Sanction de la formation</text:h>
      <text:p text:style-name="P29">- </text:p>
      <text:h text:style-name="Heading_20_1" text:outline-level="1">9. Moyens permettant de suivre l’exécution de la formation</text:h>
      <text:p text:style-name="P29">-</text:p>
      <text:p text:style-name="P13"/>
      <text:p text:style-name="P5"><text:user-field-get text:name="py3o.o.trainer_id.name">[trainer]</text:user-field-get></text:p>
      <text:p text:style-name="P5"/>
      <text:p text:style-name="P5"/>
      <text:p text:style-name="P5"/>
      <text:p text:style-name="P6"><text:user-field-get text:name="py3o.o.duration">[duration]</text:user-field-get></text:p>
      <text:p text:style-name="P6"/>
      <text:p text:style-name="P35"/>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013cm" fo:margin-left="0cm" table:align="left"/>
    </style:style>
    <style:style style:name="Tableau1.A" style:family="table-column">
      <style:table-column-properties style:column-width="6.297cm"/>
    </style:style>
    <style:style style:name="Tableau1.B" style:family="table-column">
      <style:table-column-properties style:column-width="10.716cm"/>
    </style:style>
    <style:style style:name="Tableau1.1" style:family="table-row">
      <style:table-row-properties style:min-row-height="2.196cm"/>
    </style:style>
    <style:style style:name="MP1" style:family="paragraph" style:parent-style-name="Header">
      <style:text-properties officeooo:paragraph-rsid="0022a6fb"/>
    </style:style>
    <style:style style:name="MP2" style:family="paragraph" style:parent-style-name="Header">
      <style:text-properties fo:font-size="6pt" officeooo:paragraph-rsid="001dce04" style:font-size-asian="5.25pt" style:font-size-complex="6pt"/>
    </style:style>
    <style:style style:name="Mfr1" style:family="graphic" style:parent-style-name="Frame">
      <style:graphic-properties fo:margin-left="0cm" fo:margin-right="0cm" fo:margin-top="0cm" fo:margin-bottom="0cm" style:vertical-pos="top" style:vertical-rel="baseline" style:horizontal-pos="center" style:horizontal-rel="paragraph" draw:fill-image-width="0cm" draw:fill-image-height="0cm" fo:padding="0cm" fo:border="none" style:shadow="none" draw:shadow-opacity="100%"/>
    </style:style>
    <style:page-layout style:name="Mpm1">
      <style:page-layout-properties fo:page-width="21.001cm" fo:page-height="29.7cm" style:num-format="1" style:print-orientation="portrait" fo:margin-top="1.376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799cm" fo:margin-left="0cm" fo:margin-right="0cm" fo:margin-bottom="0.499cm"/>
      </style:header-style>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row table:style-name="Tableau1.1">
            <table:table-cell office:value-type="string">
              <text:p text:style-name="Table_20_Contents"><draw:frame draw:style-name="Mfr1" draw:name="py3o.image(user.company_id.partner_id.image, 'png', height='1.3cm', isb64=True)" text:anchor-type="as-char" svg:width="2.935cm" draw:z-index="2"><draw:text-box fo:min-height="0.852cm"><text:p text:style-name="Frame_20_contents"/></draw:text-box></draw:frame></text:p>
              <text:p text:style-name="Table_20_Contents"/>
            </table:table-cell>
            <table:table-cell office:value-type="string">
              <text:p text:style-name="MP1"><text:text-input text:description="py3o://function=&quot;format_multiline_value(user.company_id._display_report_header(line_details=[['phone', 'fax', 'website'], ['vat', (hasattr(user.company_id, 'siret') and user.company_id.siret or False, 'SIRET :'), (hasattr(user.company_id, 'ape') and user.company_id.ape or False, 'APE :'), (user.company_id.capital_amount and formatLang(user.company_id.capital_amount, monetary=True, currency_obj=user.company_id.currency_id) or False, user.company_id.legal_type and user.company_id.legal_type + u' au capital de')]]))&quot;">[user.company_id._display_report_header]</text:text-input></text:p>
            </table:table-cell>
          </table:table-row>
        </table:table>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10:11:07.402664677</meta:creation-date>
    <meta:generator>LibreOffice/5.3.1.2$Linux_X86_64 LibreOffice_project/30m0$Build-2</meta:generator>
    <dc:date>2018-05-09T22:45:18.032652947</dc:date>
    <meta:editing-duration>PT3H10M39S</meta:editing-duration>
    <meta:editing-cycles>45</meta:editing-cycles>
    <meta:document-statistic meta:table-count="3" meta:image-count="0" meta:object-count="0" meta:page-count="3" meta:paragraph-count="63" meta:word-count="351" meta:character-count="2308" meta:non-whitespace-character-count="2020"/>
  </office:meta>
</office:document-meta>
</file>